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LO HUARANCA, LUZMI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99153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LO HUARANCA, LUZMI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QUISPE SALLO, EDWI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0173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6568582</text:p>
          </table:table-cell>
          <table:table-cell table:style-name="Tabla2.A2" office:value-type="string">
            <text:p text:style-name="P9">2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48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